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600000173F0B49B18.png"/>
  <manifest:file-entry manifest:media-type="image/png" manifest:full-path="Pictures/10000201000002580000017382676E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19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6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6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6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6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6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6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6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6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6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6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6" office:value-type="date" office:date-value="2020-05-13">
            <text:p>2020-05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14">
            <text:p>2020-05-1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0">
            <text:p>40</text:p>
          </table:table-cell>
          <table:table-cell table:style-name="ce16" office:value-type="date" office:date-value="2020-05-15">
            <text:p>2020-05-1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">
            <text:p>9</text:p>
          </table:table-cell>
          <table:table-cell table:style-name="ce16" office:value-type="date" office:date-value="2020-05-16">
            <text:p>2020-05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5-17">
            <text:p>2020-05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">
            <text:p>2</text:p>
          </table:table-cell>
          <table:table-cell table:style-name="ce16" office:value-type="date" office:date-value="2020-05-18">
            <text:p>2020-05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">
            <text:p>4</text:p>
          </table:table-cell>
          <table:table-cell table:style-name="ce16" office:value-type="date" office:date-value="2020-05-19">
            <text:p>2020-05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20">
            <text:p>2020-05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">
            <text:p>3</text:p>
          </table:table-cell>
          <table:table-cell table:style-name="ce16" office:value-type="date" office:date-value="2020-05-21">
            <text:p>2020-05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92])" office:value-type="float" office:value="2853">
            <text:p>2853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68">
            <text:p>168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2" office:value-type="float" office:value="1442">
            <text:p>1442</text:p>
          </table:table-cell>
          <table:table-cell table:number-columns-repeated="1022"/>
        </table:table-row>
        <table:table-row table:style-name="ro2">
          <table:table-cell>
            <draw:frame table:end-cell-address="Main.E117" table:end-x="0.5976in" table:end-y="0.0945in" draw:z-index="0" draw:name="Αντικείμενα γραφικών 1" draw:style-name="gr1" draw:text-style-name="P1" svg:width="6.5579in" svg:height="3.9in" svg:x="0in" svg:y="0.1173in">
              <draw:image xlink:href="Pictures/10000201000002580000017382676EDF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117" table:end-x="1.8118in" table:end-y="0.1366in" draw:z-index="1" draw:name="Αντικείμενα γραφικών 2" draw:style-name="gr1" draw:text-style-name="P1" svg:width="7.05in" svg:height="3.9681in" svg:x="0.5988in" svg:y="0.0913in">
              <draw:image xlink:href="Pictures/10000201000002B600000173F0B49B1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52">
            <text:p>55.2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8">
            <text:p>44.80%</text:p>
          </table:table-cell>
          <table:table-cell table:number-columns-repeated="1022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1">05/21/2020</text:date>, <text:time>19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1T19:11:40.71</dc:date>
    <meta:editing-duration>PT3H16M55S</meta:editing-duration>
    <meta:editing-cycles>21</meta:editing-cycles>
    <meta:document-statistic meta:table-count="1" meta:cell-count="645" meta:object-count="2"/>
  </office:meta>
</office:document-meta>
</file>